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c2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1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Résumé du projet </text:span><text:span text:style-name="Strong_20_Emphasis"><text:span text:style-name="T1">en français</text:span></text:span><text:span text:style-name="Strong_20_Emphasis">: <text:line-break/>Développement d’un agent conversationnel pour les séniors<text:line-break/></text:span></text:h>
      <text:p text:style-name="Text_20_body"><text:span text:style-name="T3">Le projet consiste à concevoir et développer une </text:span><text:span text:style-name="Strong_20_Emphasis"><text:span text:style-name="T3">application web interactive</text:span></text:span><text:span text:style-name="T3"> destinée aux </text:span><text:span text:style-name="Strong_20_Emphasis"><text:span text:style-name="T3">personnes âgées</text:span></text:span><text:span text:style-name="T3">, intégrant un </text:span><text:span text:style-name="Strong_20_Emphasis"><text:span text:style-name="T3">agent conversationnel intelligent</text:span></text:span><text:span text:style-name="T3">. Ce chatbot, basé sur </text:span><text:span text:style-name="T4">le LLM</text:span><text:span text:style-name="T3"> (Llama 2), a pour mission principale de </text:span><text:span text:style-name="Strong_20_Emphasis"><text:span text:style-name="T3">prévenir les risques domestiques</text:span></text:span><text:span text:style-name="T3">, tout en accompagnant l’utilisateur dans son quotidien, de manière simple, intuitive et accessible. Le public visé regroupe les séniors de 65 ans et plus, vivant à domicile ou en institution. </text:span><text:span text:style-name="T4">Ces personnes</text:span><text:span text:style-name="T3"> souvent confrontés à des difficultés d’</text:span><text:span text:style-name="T4">utilisation</text:span><text:span text:style-name="T3"> </text:span><text:span text:style-name="T4">des</text:span><text:span text:style-name="T3"> outils numériques classiques .</text:span></text:p>
      <text:p text:style-name="Text_20_body"><text:span text:style-name="T3">Le système propose une interface de dialogue claire, avec des </text:span><text:span text:style-name="Strong_20_Emphasis"><text:span text:style-name="T3">bulles adaptables</text:span></text:span><text:span text:style-name="T3">, </text:span><text:span text:style-name="T4">un avatar,</text:span><text:span text:style-name="T3"> des réponses contextualisées selon la météo ou le profil de l’utilisateur, ainsi qu’un </text:span><text:span text:style-name="Strong_20_Emphasis"><text:span text:style-name="T3">historique consultable et modifiable</text:span></text:span><text:span text:style-name="T3">. Un </text:span><text:span text:style-name="Strong_20_Emphasis"><text:span text:style-name="T3">formulaire permet de créer un profil utilisateur</text:span></text:span><text:span text:style-name="T3"> détaillé, incluant des informations sur la santé, le logement, les activités, l’alimentation ou les contacts d’urgence. L’application intègre également un module météo en temps réel via </text:span><text:span text:style-name="Strong_20_Emphasis"><text:span text:style-name="T3">l’API WeatherAPI</text:span></text:span><text:span text:style-name="T3">, offrant des </text:span><text:span text:style-name="Strong_20_Emphasis"><text:span text:style-name="T3">conseils quotidiens personnalisés</text:span></text:span><text:span text:style-name="T3"> en fonction des conditions climatiques.</text:span></text:p>
      <text:p text:style-name="Text_20_body"><text:span text:style-name="T3">Pensée pour lutter contre l’isolement et favoriser l’autonomie, l’application met un point d’honneur </text:span><text:span text:style-name="T4">sur son</text:span><text:span text:style-name="T3"> </text:span><text:span text:style-name="Strong_20_Emphasis"><text:span text:style-name="T3">accessibilité</text:span></text:span><text:span text:style-name="T3"> : taille de texte ajustable, choix de style graphique, navigation simplifiée… Elle repose sur une </text:span><text:span text:style-name="Strong_20_Emphasis"><text:span text:style-name="T3">architecture web légère</text:span></text:span><text:span text:style-name="T3"> (HTML/CSS/JavaScript), avec un </text:span><text:span text:style-name="Strong_20_Emphasis"><text:span text:style-name="T3">stockage local</text:span></text:span><text:span text:style-name="T3"> des données via </text:span><text:span text:style-name="Source_20_Text"><text:span text:style-name="T3">localStorage</text:span></text:span><text:span text:style-name="T3">, garantissant le respect de la vie privée des utilisateurs (aucune donnée n’est transmise à un serveur externe).</text:span></text:p>
      <text:p text:style-name="Text_20_body"><text:span text:style-name="T3">Le développement du prototype s’est déroulé </text:span><text:span text:style-name="T4">en deux</text:span><text:span text:style-name="T3"> étapes : identification des besoins réels </text:span><text:span text:style-name="T4">et développement chacune de ces phases a été ponctué</text:span><text:span text:style-name="Strong_20_Emphasis"><text:span text:style-name="T3"> avec des </text:span></text:span><text:span text:style-name="Strong_20_Emphasis"><text:span text:style-name="T4">réunions avec des </text:span></text:span><text:span text:style-name="Strong_20_Emphasis"><text:span text:style-name="T3">séniors</text:span></text:span><text:span text:style-name="T3">. L’accent a été mis sur l’utilisabilité, la simplicité et la sécurité fonctionnelle, pour aboutir à un outil réellement utile et utilisable.</text:span></text:p>
      <text:p text:style-name="Text_20_body"><text:span text:style-name="T3">Ce projet répond à des enjeux majeurs liés au vieillissement de la population, à la fracture numérique et à la prévention des accidents domestiques. Il incarne une démarche </text:span><text:span text:style-name="Strong_20_Emphasis"><text:span text:style-name="T3">centrée utilisateur</text:span></text:span><text:span text:style-name="T3">, inclusive et socialement responsable, où la technologie est mise au service du bien-être et de l’autonomie des personnes âg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0:44:47.057441443</meta:creation-date>
    <dc:date>2025-06-18T10:52:54.520328314</dc:date>
    <meta:editing-duration>PT8M8S</meta:editing-duration>
    <meta:editing-cycles>1</meta:editing-cycles>
    <meta:document-statistic meta:table-count="0" meta:image-count="0" meta:object-count="0" meta:page-count="1" meta:paragraph-count="6" meta:word-count="328" meta:character-count="2269" meta:non-whitespace-character-count="1945"/>
    <meta:generator>LibreOffice/7.3.7.2$Linux_X86_64 LibreOffice_project/30$Build-2</meta:generator>
  </office:meta>
</office:document-meta>
</file>